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9a1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9a1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هُمَزَةِ]</text:h>
      <text:p text:style-name="P2" loext:marker-style-name="T2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</text:span><text:bookmark-start text:name="__DdeLink__1662_4244071338"/><text:span text:style-name="T2">وَيْــلٌ لِّكُــلّۣ هُمَزَةٍ لُّمَزَةٖ </text:span><text:span text:style-name="T4">(1)</text:span><text:span text:style-name="T2"> </text:span><text:span text:style-name="T3">۱ﻟ﮲</text:span><text:span text:style-name="T2"> جَمَعَ مَالًا وَعَدَّدَهُ„ </text:span><text:span text:style-name="T4">(2)</text:span><text:span text:style-name="T2"> يَحْسِبُ أَنَّ مَالَهُ; أَخْلَدَهُ„ </text:span><text:span text:style-name="T4">(3)</text:span><text:span text:style-name="T2"> كَلؐاَّ لَيُنۢبَذَنَّ فِى </text:span><text:span text:style-name="T3">۱</text:span><text:span text:style-name="T2">لْحُطَمَةِؐ </text:span><text:span text:style-name="T4">(4)</text:span><text:span text:style-name="T2"> وَمَآ أَدْرۭيٰــكَ مَا </text:span><text:span text:style-name="T3">۰</text:span><text:span text:style-name="T2">لْحُطَمَةُؐ </text:span><text:span text:style-name="T4">(5)</text:span><text:span text:style-name="T2"> نَارُ </text:span><text:span text:style-name="T3">۴</text:span><text:span text:style-name="T2">للَّهِ </text:span><text:span text:style-name="T3">۱</text:span><text:span text:style-name="T2">لْمُوقَدَةُ </text:span><text:span text:style-name="T4">(6)</text:span><text:span text:style-name="T2"> </text:span><text:span text:style-name="T3">۴</text:span><text:span text:style-name="T2">لتِى تَطَّلِعُ عَلَــي </text:span><text:span text:style-name="T3">۰</text:span><text:span text:style-name="T2">لاَفْـِٕدَةِؐ </text:span><text:span text:style-name="T4">(7)</text:span><text:span text:style-name="T2"> إِنَّهَا عَلَيْهِم مُّوصَدَةٌ </text:span><text:span text:style-name="T4">(8)</text:span><text:span text:style-name="T2"> فِى عَمَدٍ مُّمَدَّدَةٖ </text:span><text:span text:style-name="T4">(9)</text:span><text:span text:style-name="T2"> </text:span><text:bookmark-end text:name="__DdeLink__1662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29.209900350</meta:creation-date>
    <dc:date>2025-03-06T08:45:27.037985806</dc:date>
    <meta:editing-duration>PT2M14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48" meta:character-count="250" meta:non-whitespace-character-count="203"/>
  </office:meta>
</office:document-meta>
</file>